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dadd9" officeooo:paragraph-rsid="002dadd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173d3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2ae293" officeooo:paragraph-rsid="000ff9f8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308f86" officeooo:paragraph-rsid="00308f86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20b146"/>
    </style:style>
    <style:style style:name="T2" style:family="text">
      <style:text-properties officeooo:rsid="002bf5b0"/>
    </style:style>
    <style:style style:name="T3" style:family="text">
      <style:text-properties officeooo:rsid="002dacc8"/>
    </style:style>
    <style:style style:name="T4" style:family="text">
      <style:text-properties officeooo:rsid="002dadd9"/>
    </style:style>
    <style:style style:name="T5" style:family="text">
      <style:text-properties officeooo:rsid="00308f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eball autònom <text:span text:style-name="T4">01</text:span></text:p>
      <text:p text:style-name="P4"/>
      <text:p text:style-name="P6">Si no s'indica una altra cosa, el format d'entrega de tasques és en document PDF.</text:p>
      <text:p text:style-name="P3"/>
      <text:p text:style-name="P7">Cad<text:span text:style-name="T1">a</text:span> dia de retrad en l'entrega resta 0,5 punts de la nota.</text:p>
      <text:p text:style-name="P7"/>
      <text:p text:style-name="P5">Tasca 1:</text:p>
      <text:p text:style-name="P8"/>
      <text:p text:style-name="P12">Fes un presupost del material necessari per fer el tub de coure de 15 mm de diàmetre mostrat a la pàgina 3 del esquema <text:a xlink:type="simple" xlink:href="https://paulinoposada.github.io/web_fred/web_fred_25_26/documents/practica_soldadura_blanda.pdf">pràctica soldadura tova</text:a>. </text:p>
      <text:p text:style-name="P8"/>
      <text:p text:style-name="P8"/>
      <text:p text:style-name="P8">Envia <text:span text:style-name="T5">el presupost per</text:span> corrreu electrònic a <text:a xlink:type="simple" xlink:href="mailto:pposada@cifpnauticopesquera.es" text:style-name="Internet_20_link">pposada@cifpnauticopesquera.es</text:a></text:p>
      <text:p text:style-name="P8"/>
      <text:p text:style-name="P10"/>
      <text:p text:style-name="P8">El termini d'entrega és di<text:span text:style-name="T5">mecres</text:span> <text:span text:style-name="T3">08</text:span>/<text:span text:style-name="T5">10</text:span>/2<text:span text:style-name="T2">5</text:span>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dadd9" officeooo:paragraph-rsid="002dadd9"/>
    </style:style>
    <style:style style:name="MT1" style:family="text">
      <style:text-properties officeooo:rsid="00308f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Instal·lacions frigorífiques - G<text:span text:style-name="MT1">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01T20:49:25.971466381</dc:date>
    <meta:editing-duration>PT16M52S</meta:editing-duration>
    <meta:editing-cycles>39</meta:editing-cycles>
    <meta:document-statistic meta:table-count="0" meta:image-count="0" meta:object-count="0" meta:page-count="1" meta:paragraph-count="8" meta:word-count="77" meta:character-count="460" meta:non-whitespace-character-count="388"/>
  </office:meta>
</office:document-meta>
</file>